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tate</text:p>
            <draw:frame table:end-cell-address="Sheet1.O21" table:end-x="0.1008in" table:end-y="0.1772in" draw:z-index="0" draw:style-name="gr1" svg:width="9.937in" svg:height="3.6882in" svg:x="0.2543in" svg:y="0.0311in">
              <draw:object draw:notify-on-update-of-ranges="Sheet1.A1:Sheet1.A1 Sheet1.A2:Sheet1.A521 Sheet1.B1:Sheet1.B1 Sheet1.B2:Sheet1.B521 Sheet1.A1:Sheet1.A1 Sheet1.A2:Sheet1.A521 Sheet1.C1:Sheet1.C1 Sheet1.C2:Sheet1.C521 Sheet1.A1:Sheet1.A1 Sheet1.A2:Sheet1.A521 Sheet1.D1:Sheet1.D1 Sheet1.D2:Sheet1.D521 Sheet1.A1:Sheet1.A1 Sheet1.A2:Sheet1.A521 Sheet1.E1:Sheet1.E1 Sheet1.E2:Sheet1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3/24/2012</text:date>, <text:time>14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4T14:17:33</dc:date>
    <dc:creator>chaz </dc:creator>
    <meta:generator>OpenOffice.org/3.2$Linux OpenOffice.org_project/320m19$Build-9505</meta:generator>
    <meta:editing-duration>PT00H34M51S</meta:editing-duration>
    <meta:editing-cycles>1</meta:editing-cycles>
    <meta:document-statistic meta:table-count="1" meta:cell-count="26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41cm" svg:height="9.369cm" xlink:href=".." chart:class="chart:scatter" chart:style-name="ch1">
        <chart:legend chart:legend-position="end" svg:x="23.452cm" svg:y="3.84cm" chart:style-name="ch2"/>
        <chart:plot-area chart:style-name="ch3" table:cell-range-address="Sheet1.A1:Sheet1.E521" chart:data-source-has-labels="row" svg:x="0.504cm" svg:y="0.187cm" svg:width="22.445cm" svg:height="8.80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21" chart:label-cell-address="Sheet1.B1:Sheet1.B1" chart:class="chart:scatter">
            <chart:domain table:cell-range-address="Sheet1.A2:Sheet1.A521"/>
            <chart:data-point chart:repeated="520"/>
          </chart:series>
          <chart:series chart:style-name="ch7" chart:values-cell-range-address="Sheet1.C2:Sheet1.C521" chart:label-cell-address="Sheet1.C1:Sheet1.C1" chart:class="chart:scatter">
            <chart:data-point chart:repeated="520"/>
          </chart:series>
          <chart:series chart:style-name="ch8" chart:values-cell-range-address="Sheet1.D2:Sheet1.D521" chart:label-cell-address="Sheet1.D1:Sheet1.D1" chart:class="chart:scatter">
            <chart:data-point chart:repeated="520"/>
          </chart:series>
          <chart:series chart:style-name="ch9" chart:values-cell-range-address="Sheet1.E2:Sheet1.E521" chart:label-cell-address="Sheet1.E1:Sheet1.E1" chart:class="chart:scatter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oil1</text:p>
              </table:table-cell>
              <table:table-cell office:value-type="string">
                <text:p text:id="Sheet1.C1:Sheet1.C1">coil2</text:p>
              </table:table-cell>
              <table:table-cell office:value-type="string">
                <text:p text:id="Sheet1.D1:Sheet1.D1">coil3</text:p>
              </table:table-cell>
              <table:table-cell office:value-type="string">
                <text:p text:id="Sheet1.E1:Sheet1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521">1</text:p>
              </table:table-cell>
              <table:table-cell office:value-type="float" office:value="254">
                <text:p text:id="Sheet1.B2:Sheet1.B521">254</text:p>
              </table:table-cell>
              <table:table-cell office:value-type="float" office:value="25">
                <text:p text:id="Sheet1.C2:Sheet1.C521">25</text:p>
              </table:table-cell>
              <table:table-cell office:value-type="float" office:value="0">
                <text:p text:id="Sheet1.D2:Sheet1.D521">0</text:p>
              </table:table-cell>
              <table:table-cell office:value-type="float" office:value="0">
                <text:p text:id="Sheet1.E2:Sheet1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